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50000" calcext:value-type="float">
            <text:p>5500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65000" calcext:value-type="float">
            <text:p>56500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10000" calcext:value-type="float">
            <text:p>61000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80000" calcext:value-type="float">
            <text:p>680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25000" calcext:value-type="float">
            <text:p>72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15:34:02.8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21-01-03T15:35:15.919000000</dc:date>
    <meta:editing-duration>PT1M13S</meta:editing-duration>
    <meta:editing-cycles>1</meta:editing-cycles>
    <meta:document-statistic meta:table-count="1" meta:cell-count="12" meta:object-count="0"/>
  </office:meta>
</office:document-meta>
</file>